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92cb4"/>
    </style:style>
    <style:style style:name="P2" style:family="paragraph" style:parent-style-name="Standard">
      <style:paragraph-properties fo:margin-left="1.4772in" fo:text-align="start" style:justify-single-word="false" fo:text-indent="0in" style:auto-text-indent="false"/>
      <style:text-properties fo:font-style="italic" style:font-style-asian="italic" style:font-style-complex="italic"/>
    </style:style>
    <style:style style:name="P3" style:family="paragraph" style:parent-style-name="Standard" style:list-style-name="L1"/>
    <style:style style:name="T1" style:family="text">
      <style:text-properties officeooo:rsid="00092cb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Teaching Random Forest Classifiers to Farm Students: A Simplified Approach</text:p>
      <text:p text:style-name="Standard"/>
      <text:h text:style-name="Heading_20_3" text:outline-level="3">1. Data Collection &amp; Preparation</text:h>
      <text:p text:style-name="Standard"/>
      <text:p text:style-name="Standard">Before embarking on any journey, preparation is key—just as a farmer tests their soil before planting crops, we ensure our data is clean and organized before building a machine-learning model. In this case, we use a pre-collected dataset (`soil_data.csv`) containing valuable information: measurements of Nitrogen (N), Phosphorous (P), Potassium (K), temperature, humidity, pH, and rainfall. Each record represents a crop, such as wheat or rice, that thrived under specific conditions. By analyzing this data, our model learns to recommend the most suitable crops for new soil conditions.</text:p>
      <text:p text:style-name="Standard"/>
      <text:p text:style-name="Standard">This dataset is "labeled," meaning that crops are already matched to their ideal conditions. Think of it as a recipe book filled with instructions for successful farming—a resource to guide our Random Forest model. By avoiding complex mathematics, we allow students to focus on developing their intuition, making this an approachable introduction to machine learning.</text:p>
      <text:p text:style-name="Standard"/>
      <text:p text:style-name="Standard"/>
      <text:p text:style-name="Standard"/>
      <text:h text:style-name="Heading_20_3" text:outline-level="3">2. Understanding Random Forests</text:h>
      <text:p text:style-name="Standard"/>
      <text:p text:style-name="Standard">Why use Random Forests? The answer lies in simplicity and reliability. Imagine consulting a group of 100 experienced farmers about which crop to plant. Each farmer provides their opinion based on a subset of data, and we rely on the majority vote. That’s essentially how a Random Forest works—it combines the predictions of multiple "Decision Trees," each of which makes independent decisions based on random parts of the dataset. Together, these trees create a robust, democratic system.</text:p>
      <text:p text:style-name="Standard"/>
      <text:p text:style-name="Standard">In practice, this method is remarkably flexible. It can handle mixed data types, like numerical values (e.g., pH, rainfall), without requiring extensive preprocessing. The farm analogy continues here: each tree acts as a farmer drawing on their expertise, and the "features" of the model—such as soil metrics like Nitrogen and rainfall—are akin to the knowledge farmers rely on to make decisions.</text:p>
      <text:p text:style-name="Standard"/>
      <text:p text:style-name="Standard"/>
      <text:p text:style-name="Standard"/>
      <text:h text:style-name="Heading_20_3" text:outline-level="3">3. Training the Model</text:h>
      <text:p text:style-name="Standard"/>
      <text:p text:style-name="Standard">Training a Random Forest model involves teaching it to make predictions using the data we’ve prepared. To start, we divide our dataset into two parts: 80% is used as "training data," allowing the <text:soft-page-break/>model to learn from familiar examples, while the remaining 20% serves as "testing data," which evaluates the model’s performance on new, unseen cases.</text:p>
      <text:p text:style-name="Standard"/>
      <text:p text:style-name="Standard">Using Python’s `sklearn` library, training the model becomes straightforward. For instance:</text:p>
      <text:p text:style-name="Standard"/>
      <text:p text:style-name="P2">python:</text:p>
      <text:p text:style-name="P2">from sklearn.ensemble import RandomForestClassifier <text:s/></text:p>
      <text:p text:style-name="P2">model = RandomForestClassifier(n_estimators=100) <text:s/># 100 "farmers" voting <text:s/></text:p>
      <text:p text:style-name="P2">model.fit(X_train, y_train) <text:s/># Train on soil data <text:s/></text:p>
      <text:p text:style-name="Standard"/>
      <text:p text:style-name="Standard"/>
      <text:p text:style-name="Standard">Here, `n_estimators=100` sets the number of decision trees to 100, striking a balance between accuracy and computational efficiency. To keep things simple, we avoid tuning additional hyperparameters, ensuring this process remains accessible to beginners.</text:p>
      <text:p text:style-name="Standard"/>
      <text:p text:style-name="Standard">---</text:p>
      <text:p text:style-name="Standard"/>
      <text:h text:style-name="Heading_20_3" text:outline-level="3">4. Evaluating and Interpreting Results</text:h>
      <text:p text:style-name="Standard"/>
      <text:p text:style-name="Standard">A key step in machine learning is verifying the model's reliability. How well does it predict the best crop for new soil conditions? We measure success through metrics like accuracy—if the model achieves 95% accuracy, it correctly recommends crops for 95 out of 100 cases.</text:p>
      <text:p text:style-name="Standard"/>
      <text:p text:style-name="Standard">Additionally, the model can reveal "feature importance," highlighting which factors, such as rainfall or pH, most influence its predictions. In farming terms, this insight is like discovering that adequate water supply is critical for healthy crops. By understanding these influences, students can connect the model’s logic to real-world farming practices.</text:p>
      <text:p text:style-name="Standard"/>
      <text:p text:style-name="Standard">---</text:p>
      <text:p text:style-name="Standard"/>
      <text:h text:style-name="Heading_20_3" text:outline-level="3">5. Building Toward a Practical Future</text:h>
      <text:p text:style-name="Standard"/>
      <text:p text:style-name="Standard">Looking ahead, we can inspire students with a vision of applying machine learning to their own farms. While we use a pre-made dataset in this lesson, the principles extend to real-world scenarios. Imagine a future where Evergreen Organic Farm collects detailed, long-term data on soil tests, weather, and crop yields. With this information, students could build models tailored to their unique land and climate.</text:p>
      <text:p text:style-name="Standard"/>
      <text:p text:style-name="Standard">The message is clear: robust data leads to better models, and even small-scale efforts can yield significant insights.</text:p>
      <text:p text:style-name="Standard"/>
      <text:p text:style-name="Standard"/>
      <text:h text:style-name="P1" text:outline-level="3"><text:span text:style-name="T1">6. Key Takeaways for Students</text:span></text:h>
      <text:p text:style-name="Standard"/>
      <text:p text:style-name="Standard">Random Forest classifiers simplify machine learning for beginners while offering powerful tools for problem-solving. These key lessons emerge:</text:p>
      <text:p text:style-name="Standard"><text:soft-page-break/></text:p>
      <text:list text:style-name="L1">
        <text:list-item>
          <text:p text:style-name="P3">Random Forest models thrive on collaboration, combining multiple simple "opinions" (trees) for dependable predictions. <text:s/></text:p>
        </text:list-item>
        <text:list-item>
          <text:p text:style-name="P3">The quality of input data is crucial—garbage in results in garbage out. Consistency and precision matter. <text:s/></text:p>
        </text:list-item>
        <text:list-item>
          <text:p text:style-name="P3">Starting small is perfectly fine. Even basic models can make a meaningful difference, proving that machine learning is within reach for everyon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11:40:03.468015003</meta:creation-date>
    <dc:date>2025-03-12T11:49:55.882383213</dc:date>
    <meta:editing-duration>PT9M53S</meta:editing-duration>
    <meta:editing-cycles>1</meta:editing-cycles>
    <meta:document-statistic meta:table-count="0" meta:image-count="0" meta:object-count="0" meta:page-count="3" meta:paragraph-count="28" meta:word-count="698" meta:character-count="4660" meta:non-whitespace-character-count="3988"/>
    <meta:generator>LibreOffice/24.2.7.2$Linux_X86_64 LibreOffice_project/420$Build-2</meta:generator>
  </office:meta>
</office:document-meta>
</file>